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2200000675D76D818B3E328E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208cm, 24.713cm, 26.231cm, 20.58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4.799cm" svg:height="2.399cm" svg:x="0cm" svg:y="0cm">
          <draw:image xlink:href="Pictures/100000000000092200000675D76D818B3E328E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21:52:02.472892438</meta:creation-date>
    <dc:date>2018-11-20T22:36:52.477513373</dc:date>
    <meta:editing-duration>PT34M38S</meta:editing-duration>
    <meta:editing-cycles>1</meta:editing-cycles>
    <meta:document-statistic meta:object-count="1"/>
    <meta:generator>LibreOffice/5.1.6.2$Linux_X86_64 LibreOffice_project/10m0$Build-2</meta:generator>
  </office:meta>
</office:document-meta>
</file>